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1835in" fo:orphans="2" fo:widows="2" fo:text-indent="0in" style:auto-text-indent="false" fo:padding="0in" fo:border="none"/>
      <style:text-properties fo:font-variant="normal" fo:text-transform="none" fo:color="#000000" style:font-name="sans-serif" fo:font-size="7.80000019073486pt" fo:letter-spacing="normal" fo:language="en" fo:country="none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1835in" fo:orphans="2" fo:widows="2" fo:text-indent="0in" style:auto-text-indent="false" fo:padding="0in" fo:border="none"/>
      <style:text-properties fo:font-variant="normal" fo:text-transform="none" fo:color="#000000" style:font-name="sans-serif" fo:font-size="7.80000019073486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835in" fo:line-height="150%" fo:text-align="start" style:justify-single-word="false" fo:orphans="2" fo:widows="2" fo:text-indent="0in" style:auto-text-indent="false" fo:padding-left="0in" fo:padding-right="0in" fo:padding-top="0in" fo:padding-bottom="0.0193in" fo:border-left="none" fo:border-right="none" fo:border-top="none" fo:border-bottom="0.0008in solid #dfdfdf"/>
    </style:style>
    <style:style style:name="P8" style:family="paragraph" style:parent-style-name="Text_20_body">
      <style:paragraph-properties fo:margin-left="0in" fo:margin-right="0in" fo:margin-top="0in" fo:margin-bottom="0.1835in" fo:orphans="2" fo:widows="2" fo:text-indent="0in" style:auto-text-indent="false" fo:padding-left="0in" fo:padding-right="0in" fo:padding-top="0in" fo:padding-bottom="0.0193in" fo:border-left="none" fo:border-right="none" fo:border-top="none" fo:border-bottom="0.0008in solid #dfdfdf"/>
    </style:style>
    <style:style style:name="P9" style:family="paragraph" style:parent-style-name="Heading_20_2">
      <style:paragraph-properties fo:padding="0.0193in" fo:border="0.0008in solid #d9d9e3"/>
      <style:text-properties fo:font-variant="normal" fo:text-transform="none" fo:color="#666666" style:font-name="sans-serif" fo:font-size="14.3999996185303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1759b" style:text-line-through-style="none" style:font-name="sans-serif" fo:font-size="6.59999990463257pt" fo:letter-spacing="normal" fo:language="en" fo:country="none" fo:font-style="normal" style:text-underline-style="none" fo:font-weight="normal" style:text-blinking="false"/>
    </style:style>
    <style:style style:name="T3" style:family="text">
      <style:text-properties fo:font-variant="normal" fo:text-transform="none" fo:color="#21759b" style:text-line-through-style="none" style:font-name="sans-serif" fo:font-size="10pt" fo:letter-spacing="normal" fo:language="en" fo:country="none" fo:font-style="normal" style:text-underline-style="none" fo:font-weight="normal" style:text-blinking="false"/>
    </style:style>
    <style:style style:name="T4" style:family="text">
      <style:text-properties fo:font-variant="normal" fo:text-transform="none" fo:color="#21759b" style:text-line-through-style="none" style:font-name="sans-serif" fo:font-size="7.80000019073486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1759b" style:text-line-through-style="none" style:font-name="sans-serif" fo:font-size="7.80000019073486pt" fo:letter-spacing="normal" fo:language="en" fo:country="none" fo:font-style="normal" style:text-underline-style="none" fo:font-weight="normal" style:text-blinking="false"/>
    </style:style>
    <style:style style:name="T6" style:family="text">
      <style:text-properties fo:font-variant="normal" fo:text-transform="none" fo:color="#21759b" style:text-line-through-style="none" fo:letter-spacing="normal" style:text-underline-style="none" style:text-blinking="false" style:font-name-asian="sans-serif" style:font-size-asian="6.59999990463257pt" style:language-asian="en" style:country-asian="none" style:font-style-asian="normal" style:font-weight-asian="normal"/>
    </style:style>
    <style:style style:name="T7" style:family="text">
      <style:text-properties fo:font-variant="normal" fo:text-transform="none" fo:color="#21759b" style:text-line-through-style="none" fo:font-size="7.80000019073486pt" style:text-underline-style="none" fo:font-weight="normal" style:text-blinking="false"/>
    </style:style>
    <style:style style:name="T8" style:family="text">
      <style:text-properties fo:font-variant="normal" fo:text-transform="none" fo:color="#333333" style:font-name="sans-serif" fo:font-size="6.59999990463257pt" fo:letter-spacing="normal" fo:language="en" fo:country="none" fo:font-style="normal" fo:font-weight="normal"/>
    </style:style>
    <style:style style:name="T9" style:family="text">
      <style:text-properties fo:font-variant="normal" fo:text-transform="none" fo:color="#333333" style:font-name="sans-serif" fo:font-size="6.59999990463257pt" fo:letter-spacing="normal" fo:language="en" fo:country="none" fo:font-style="normal" fo:font-weight="bold"/>
    </style:style>
    <style:style style:name="T10" style:family="text">
      <style:text-properties fo:font-variant="normal" fo:text-transform="none" fo:color="#333333" style:font-name="sans-serif" fo:font-size="10pt" fo:letter-spacing="normal" fo:language="en" fo:country="none" fo:font-style="normal" fo:font-weight="normal"/>
    </style:style>
    <style:style style:name="T11" style:family="text">
      <style:text-properties fo:font-variant="normal" fo:text-transform="none" fo:color="#333333" fo:letter-spacing="normal" style:font-name-asian="sans-serif" style:font-size-asian="6.59999990463257pt" style:language-asian="en" style:country-asian="none" style:font-style-asian="normal" style:font-weight-asian="normal"/>
    </style:style>
    <style:style style:name="T12" style:family="text">
      <style:text-properties fo:font-variant="normal" fo:text-transform="none" fo:color="#000000" style:font-name="sans-serif" fo:font-size="7.80000019073486pt" fo:letter-spacing="normal" fo:language="en" fo:country="none" fo:font-style="normal" fo:font-weight="normal"/>
    </style:style>
    <style:style style:name="T13" style:family="text">
      <style:text-properties fo:font-variant="normal" fo:text-transform="none" fo:font-size="7.80000019073486pt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06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6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WordPress APIs</text:h>
      <text:section text:style-name="Sect1" text:name="mw-content-text">
        <text:p text:style-name="P7"><text:a xlink:type="simple" xlink:href="https://codex.wordpress.org/Multilingual_Codex" text:style-name="Internet_20_link" text:visited-style-name="Visited_20_Internet_20_Link"><text:span text:style-name="T2">Languages</text:span></text:a><text:span text:style-name="T8">: </text:span><text:span text:style-name="Strong_20_Emphasis"><text:span text:style-name="T9">English</text:span></text:span><text:span text:style-name="T8"> • </text:span><text:a xlink:type="simple" xlink:href="https://codex.wordpress.org/ru:API_WordPress" text:style-name="Internet_20_link" text:visited-style-name="Visited_20_Internet_20_Link"><text:span text:style-name="T2">Русский</text:span></text:a><text:span text:style-name="T8"> • </text:span><text:a xlink:type="simple" xlink:href="https://wpdocs.osdn.jp/WordPress" text:style-name="Internet_20_link" text:visited-style-name="Visited_20_Internet_20_Link"><text:span text:style-name="T2">API </text:span></text:a><text:a xlink:type="simple" xlink:href="https://wpdocs.osdn.jp/WordPress" text:style-name="Internet_20_link" text:visited-style-name="Visited_20_Internet_20_Link"><text:span text:style-name="T6">日本語</text:span></text:a><text:span text:style-name="T11"> </text:span><text:span text:style-name="T10">(</text:span><text:a xlink:type="simple" xlink:href="https://codex.wordpress.org/Multilingual_Codex#Language_Cross_Reference" text:style-name="Internet_20_link" text:visited-style-name="Visited_20_Internet_20_Link"><text:span text:style-name="T3">Add your language</text:span></text:a><text:span text:style-name="T10">)</text:span></text:p>
        <text:p text:style-name="P5">WordPress <text:span text:style-name="T1">API</text:span> означает интерфейс прикладного программирования WordPress. Его можно разделить на несколько разделов/тем API. Каждый из них охватывает функции, связанные с использованием определенного набора функций. Вместе они образуют то, что можно было бы назвать WordPress API, который представляет собой интерфейс плагина/темы/дополнения, созданный всем проектом WordPress.</text:p>
        <text:p text:style-name="P6">Если вы прочитали все это, у вас должно быть хорошее представление о том, как расширить WordPress с помощью плагинов</text:p>
        <text:p text:style-name="P5"/>
        <text:list xml:id="list6648610537274429779" text:style-name="L1">
          <text:list-item>
            <text:p text:style-name="P3"><text:a xlink:type="simple" xlink:href="https://developer.wordpress.org/apis/handbook/dashboard-widgets/" text:style-name="Internet_20_link" text:visited-style-name="Visited_20_Internet_20_Link"><text:span text:style-name="T5">Dashboard Widgets API</text:span></text:a></text:p>
          </text:list-item>
          <text:list-item>
            <text:p text:style-name="P3"><text:a xlink:type="simple" xlink:href="https://developer.wordpress.org/apis/handbook/database/" text:style-name="Internet_20_link" text:visited-style-name="Visited_20_Internet_20_Link"><text:span text:style-name="T5">Database API</text:span></text:a></text:p>
          </text:list-item>
          <text:list-item>
            <text:p text:style-name="P3"><text:a xlink:type="simple" xlink:href="https://developer.wordpress.org/plugins/http-api/" text:style-name="Internet_20_link" text:visited-style-name="Visited_20_Internet_20_Link"><text:span text:style-name="T5">HTTP API</text:span></text:a></text:p>
          </text:list-item>
          <text:list-item>
            <text:p text:style-name="P3"><text:a xlink:type="simple" xlink:href="https://developer.wordpress.org/rest-api/" text:style-name="Internet_20_link" text:visited-style-name="Visited_20_Internet_20_Link"><text:span text:style-name="T5">REST API</text:span></text:a></text:p>
          </text:list-item>
          <text:list-item>
            <text:p text:style-name="P3"><text:a xlink:type="simple" xlink:href="https://codex.wordpress.org/File_Header_API" text:style-name="Internet_20_link" text:visited-style-name="Visited_20_Internet_20_Link"><text:span text:style-name="T5">File Header API</text:span></text:a></text:p>
          </text:list-item>
          <text:list-item>
            <text:p text:style-name="P3"><text:a xlink:type="simple" xlink:href="https://codex.wordpress.org/Filesystem_API" text:style-name="Internet_20_link" text:visited-style-name="Visited_20_Internet_20_Link"><text:span text:style-name="T5">Filesystem API</text:span></text:a></text:p>
          </text:list-item>
          <text:list-item>
            <text:p text:style-name="P3"><text:a xlink:type="simple" xlink:href="https://codex.wordpress.org/Metadata_API" text:style-name="Internet_20_link" text:visited-style-name="Visited_20_Internet_20_Link"><text:span text:style-name="T5">Metadata API</text:span></text:a></text:p>
          </text:list-item>
          <text:list-item>
            <text:p text:style-name="P3"><text:a xlink:type="simple" xlink:href="https://codex.wordpress.org/Options_API" text:style-name="Internet_20_link" text:visited-style-name="Visited_20_Internet_20_Link"><text:span text:style-name="T5">Options API</text:span></text:a></text:p>
          </text:list-item>
          <text:list-item>
            <text:p text:style-name="P3"><text:a xlink:type="simple" xlink:href="https://codex.wordpress.org/Plugin_API" text:style-name="Internet_20_link" text:visited-style-name="Visited_20_Internet_20_Link"><text:span text:style-name="T5">Plugin API</text:span></text:a></text:p>
          </text:list-item>
          <text:list-item>
            <text:p text:style-name="P3"><text:a xlink:type="simple" xlink:href="https://codex.wordpress.org/Quicktags_API" text:style-name="Internet_20_link" text:visited-style-name="Visited_20_Internet_20_Link"><text:span text:style-name="T5">Quicktags API</text:span></text:a></text:p>
          </text:list-item>
          <text:list-item>
            <text:p text:style-name="P3"><text:a xlink:type="simple" xlink:href="https://codex.wordpress.org/Rewrite_API" text:style-name="Internet_20_link" text:visited-style-name="Visited_20_Internet_20_Link"><text:span text:style-name="T5">Rewrite API</text:span></text:a></text:p>
          </text:list-item>
          <text:list-item>
            <text:p text:style-name="P3"><text:a xlink:type="simple" xlink:href="https://codex.wordpress.org/Settings_API" text:style-name="Internet_20_link" text:visited-style-name="Visited_20_Internet_20_Link"><text:span text:style-name="T5">Settings API</text:span></text:a></text:p>
          </text:list-item>
          <text:list-item>
            <text:p text:style-name="P3"><text:a xlink:type="simple" xlink:href="https://codex.wordpress.org/Shortcode_API" text:style-name="Internet_20_link" text:visited-style-name="Visited_20_Internet_20_Link"><text:span text:style-name="T5">Shortcode API</text:span></text:a></text:p>
          </text:list-item>
          <text:list-item>
            <text:p text:style-name="P3"><text:a xlink:type="simple" xlink:href="https://codex.wordpress.org/Theme_Modification_API" text:style-name="Internet_20_link" text:visited-style-name="Visited_20_Internet_20_Link"><text:span text:style-name="T5">Theme Modification API</text:span></text:a></text:p>
          </text:list-item>
          <text:list-item>
            <text:p text:style-name="P3"><text:a xlink:type="simple" xlink:href="https://codex.wordpress.org/Theme_Customization_API" text:style-name="Internet_20_link" text:visited-style-name="Visited_20_Internet_20_Link"><text:span text:style-name="T5">Theme Customization API</text:span></text:a></text:p>
          </text:list-item>
          <text:list-item>
            <text:p text:style-name="P3"><text:a xlink:type="simple" xlink:href="https://codex.wordpress.org/Transients_API" text:style-name="Internet_20_link" text:visited-style-name="Visited_20_Internet_20_Link"><text:span text:style-name="T5">Transients API</text:span></text:a></text:p>
          </text:list-item>
          <text:list-item>
            <text:p text:style-name="P3"><text:a xlink:type="simple" xlink:href="https://codex.wordpress.org/Widgets_API" text:style-name="Internet_20_link" text:visited-style-name="Visited_20_Internet_20_Link"><text:span text:style-name="T5">Widgets API</text:span></text:a></text:p>
          </text:list-item>
          <text:list-item>
            <text:p text:style-name="P3"><text:a xlink:type="simple" xlink:href="https://codex.wordpress.org/XML-RPC_WordPress_API" text:style-name="Internet_20_link" text:visited-style-name="Visited_20_Internet_20_Link"><text:span text:style-name="T5">XML-RPC WordPress API</text:span></text:a><text:span text:style-name="T12"> (supersedes the legacy Blogger, MovableType, and metaWeblog APIs)</text:span></text:p>
          </text:list-item>
        </text:list>
        <text:p text:style-name="P8"><text:span text:style-name="T12">See also </text:span><text:a xlink:type="simple" xlink:href="https://codex.wordpress.org/WordPress.org_API" text:style-name="Internet_20_link" text:visited-style-name="Visited_20_Internet_20_Link"><text:span text:style-name="T5">WordPress.org API</text:span></text:a><text:span text:style-name="T12">.</text:span></text:p>
      </text:section>
      <text:section text:style-name="Sect2" text:name="catlinks">
        <text:p text:style-name="P2"/>
        <text:section text:style-name="Sect2" text:name="Раздел1">
          <text:p text:style-name="P2"><text:bookmark text:name="catlinks"/></text:p>
          <text:section text:style-name="Sect2" text:name="mw-normal-catlinks">
            <text:p text:style-name="P2"><text:a xlink:type="simple" xlink:href="https://codex.wordpress.org/Special:Categories" text:style-name="Internet_20_link" text:visited-style-name="Visited_20_Internet_20_Link"><text:span text:style-name="T7">Categories</text:span></text:a><text:span text:style-name="T13">:</text:span></text:p>
            <text:list xml:id="list2432325641435821754" text:style-name="L2">
              <text:list-item>
                <text:p text:style-name="P4"><text:a xlink:type="simple" xlink:href="https://codex.wordpress.org/Category:Advanced_Topics" text:style-name="Internet_20_link" text:visited-style-name="Visited_20_Internet_20_Link"><text:span text:style-name="T4">Advanced Topics</text:span></text:a></text:p>
              </text:list-item>
              <text:list-item>
                <text:p text:style-name="P4"><text:a xlink:type="simple" xlink:href="https://codex.wordpress.org/Category:WordPress_Development" text:style-name="Internet_20_link" text:visited-style-name="Visited_20_Internet_20_Link"><text:span text:style-name="T4">WordPress Development</text:span></text:a></text:p>
              </text:list-item>
              <text:list-item>
                <text:p text:style-name="P4"><text:a xlink:type="simple" xlink:href="https://codex.wordpress.org/Category:API" text:style-name="Internet_20_link" text:visited-style-name="Visited_20_Internet_20_Link"><text:span text:style-name="T4">API</text:span></text:a></text:p>
              </text:list-item>
            </text:list>
          </text:section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14$Win32 OpenOffice.org_project/4114m1$Build-9811</meta:generator>
    <dc:date>2023-11-28T20:28:17.41</dc:date>
    <meta:document-statistic meta:table-count="0" meta:image-count="0" meta:object-count="0" meta:page-count="1" meta:paragraph-count="27" meta:word-count="159" meta:character-count="979"/>
    <dc:creator>Dima Wide</dc:creator>
    <meta:user-defined meta:name="Info 1"/>
    <meta:user-defined meta:name="Info 2"/>
    <meta:user-defined meta:name="Info 3"/>
    <meta:user-defined meta:name="Info 4"/>
  </office:meta>
</office:document-meta>
</file>